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nl" fo:country="NL" officeooo:rsid="00053990" officeooo:paragraph-rsid="00053990"/>
    </style:style>
    <style:style style:name="P2" style:family="paragraph" style:parent-style-name="Standard">
      <style:text-properties fo:language="nl" fo:country="NL" officeooo:rsid="0006221f" officeooo:paragraph-rsid="0006221f"/>
    </style:style>
    <style:style style:name="P3" style:family="paragraph" style:parent-style-name="Standard">
      <style:text-properties fo:language="nl" fo:country="NL" fo:font-style="italic" officeooo:rsid="00053990" officeooo:paragraph-rsid="00053990" style:font-style-asian="italic" style:font-style-complex="italic"/>
    </style:style>
    <style:style style:name="P4" style:family="paragraph" style:parent-style-name="Standard">
      <style:text-properties fo:language="nl" fo:country="NL" fo:font-style="italic" officeooo:rsid="0006221f" officeooo:paragraph-rsid="0006221f" style:font-style-asian="italic" style:font-style-complex="italic"/>
    </style:style>
    <style:style style:name="P5" style:family="paragraph" style:parent-style-name="Standard">
      <style:text-properties fo:language="nl" fo:country="NL" fo:font-style="italic" style:text-underline-style="none" officeooo:rsid="00053990" officeooo:paragraph-rsid="00053990" style:font-style-asian="italic" style:font-style-complex="italic"/>
    </style:style>
    <style:style style:name="P6" style:family="paragraph" style:parent-style-name="Standard">
      <style:text-properties fo:language="nl" fo:country="NL" fo:font-weight="bold" officeooo:rsid="00053990" officeooo:paragraph-rsid="00053990" style:font-weight-asian="bold" style:font-weight-complex="bold"/>
    </style:style>
    <style:style style:name="T1" style:family="text">
      <style:text-properties officeooo:rsid="00090278"/>
    </style:style>
    <style:style style:name="T2" style:family="text">
      <style:text-properties officeooo:rsid="000b59ba"/>
    </style:style>
    <style:style style:name="T3" style:family="text">
      <style:text-properties officeooo:rsid="000be1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view gemeente <text:span text:style-name="T1">23-11-2016</text:span></text:p>
      <text:p text:style-name="P5">Hoe werkt het huidige systeem?</text:p>
      <text:p text:style-name="P1">“Er zijn geen specifieke problemen op dit moment, we missen vooral een aantal dingen, zoals managementfuncties”.</text:p>
      <text:p text:style-name="P1"/>
      <text:p text:style-name="P3">Welke managementfuncties hebben jullie nodig?</text:p>
      <text:p text:style-name="P1">Belangrijk is vooral de verkoopinformatie, hoeveel tickets, wanneer, in welke parkeergarage. Daarmee kunnen we statistieken maken welke garage op een gegeven moment druk is.</text:p>
      <text:p text:style-name="P3"/>
      <text:p text:style-name="P3">Is ook functionaliteit nodig betreffende onderhoud?</text:p>
      <text:p text:style-name="P1">We hebben contracten met onderhouds- en beveiligingsbedrijven, maar willen natuurlijk wel weten of zij hun SLA’s naleven. Is het beveiligingsbedrijf er wel 2 keer per dag geweest? We willen hiervoor de aankomst en vertrektijden zien, en in het geval van incidenten hoe lang het duurt totdat ze er zijn. Er zijn ook medewerkers van ons aanwezig, deze hoeven niet bijgehouden te worden.</text:p>
      <text:p text:style-name="P3"/>
      <text:p text:style-name="P3">Moet het systeem rekening houden met uitzonderingen zoals nooddiensten, kwijtgeraakte kaartjes, <text:span text:style-name="T3">verwijderen auto’s</text:span>?</text:p>
      <text:p text:style-name="P1">Hiervoor zijn mederwerkers ter plekke aanwezig, het systeem hoeft hier geen rekening mee te houden.</text:p>
      <text:p text:style-name="P2">Als je je ticket kwijtraakt, betaal je het maximale tarief.</text:p>
      <text:p text:style-name="P4"/>
      <text:p text:style-name="P4">Hoe zullen seizoentickethouders behandeld worden als de garage vol is?</text:p>
      <text:p text:style-name="P2">De plek is gereserveerd, dus zij mogen ook naar binnen als het boordje aangeeft dat de garage vol zit. Voor anderen blijft de slagboom dich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08:59:18.153089812</meta:creation-date>
    <dc:date>2016-12-07T09:16:10.433335762</dc:date>
    <meta:editing-duration>PT5M3S</meta:editing-duration>
    <meta:editing-cycles>5</meta:editing-cycles>
    <meta:generator>LibreOffice/5.1.6.2.0$Linux_X86_64 LibreOffice_project/10m0$Build-2</meta:generator>
    <meta:document-statistic meta:table-count="0" meta:image-count="0" meta:object-count="0" meta:page-count="1" meta:paragraph-count="12" meta:word-count="194" meta:character-count="1308" meta:non-whitespace-character-count="1126"/>
  </office:meta>
</office:document-meta>
</file>